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.881cm"/>
    </style:style>
    <style:style style:name="co2" style:family="table-column">
      <style:table-column-properties fo:break-before="auto" style:column-width="1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53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12.799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3.51cm"/>
    </style:style>
    <style:style style:name="co9" style:family="table-column">
      <style:table-column-properties fo:break-before="auto" style:column-width="2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Goals and Objective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Goals and Objectives</text:p>
          </table:table-cell>
          <table:table-cell table:style-name="ce1" office:value-type="string" calcext:value-type="string">
            <text:p>Where is it covered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ain <text:s/>with the technical architecture of OSE3.0</text:p>
          </table:table-cell>
          <table:table-cell/>
        </table:table-row>
        <table:table-row table:style-name="ro1">
          <table:table-cell office:value-type="string" calcext:value-type="string">
            <text:p>Perform a 20 minute demonstration of the use of OSE3.0</text:p>
          </table:table-cell>
          <table:table-cell/>
        </table:table-row>
        <table:table-row table:style-name="ro1">
          <table:table-cell office:value-type="string" calcext:value-type="string">
            <text:p>Explain how to set up STI build process </text:p>
          </table:table-cell>
          <table:table-cell/>
        </table:table-row>
        <table:table-row table:style-name="ro1">
          <table:table-cell office:value-type="string" calcext:value-type="string">
            <text:p>Explain how to implement Zones and Regions in multi node environments <text:s/></text:p>
          </table:table-cell>
          <table:table-cell/>
        </table:table-row>
        <table:table-row table:style-name="ro1">
          <table:table-cell office:value-type="string" calcext:value-type="string">
            <text:p>Explain how to deploy a POC like environment of OpenShift 3.0</text:p>
          </table:table-cell>
          <table:table-cell/>
        </table:table-row>
        <table:table-row table:style-name="ro1">
          <table:table-cell office:value-type="string" calcext:value-type="string">
            <text:p>Explain how HA application deployments work in OpenShift 3.0 </text:p>
          </table:table-cell>
          <table:table-cell/>
        </table:table-row>
        <table:table-row table:style-name="ro1">
          <table:table-cell office:value-type="string" calcext:value-type="string">
            <text:p>Explain how to Manage the life cycle of applications in OpenShift 3.0 <text:s text:c="2"/></text:p>
          </table:table-cell>
          <table:table-cell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odule Names</text:p>
          </table:table-cell>
          <table:table-cell table:style-name="ce1" office:value-type="string" calcext:value-type="string">
            <text:p>Which Goals are covered </text:p>
          </table:table-cell>
        </table:table-row>
        <table:table-row table:style-name="ro1">
          <table:table-cell office:value-type="string" calcext:value-type="string">
            <text:p>Module 01 : Introduction to Course and Learning Environment</text:p>
          </table:table-cell>
          <table:table-cell/>
        </table:table-row>
        <table:table-row table:style-name="ro1">
          <table:table-cell office:value-type="string" calcext:value-type="string">
            <text:p>Module 02 : OpenShift 3.0 Architecture <text:s/></text:p>
          </table:table-cell>
          <table:table-cell/>
        </table:table-row>
        <table:table-row table:style-name="ro1">
          <table:table-cell office:value-type="string" calcext:value-type="string">
            <text:p>Module 03 : OpenShift 3.0 Installation</text:p>
          </table:table-cell>
          <table:table-cell/>
        </table:table-row>
        <table:table-row table:style-name="ro1">
          <table:table-cell office:value-type="string" calcext:value-type="string">
            <text:p>Module 04 : Resource Management</text:p>
          </table:table-cell>
          <table:table-cell/>
        </table:table-row>
        <table:table-row table:style-name="ro1">
          <table:table-cell office:value-type="string" calcext:value-type="string">
            <text:p>Module 05 : The STI Build Method</text:p>
          </table:table-cell>
          <table:table-cell/>
        </table:table-row>
        <table:table-row table:style-name="ro1">
          <table:table-cell office:value-type="string" calcext:value-type="string">
            <text:p>Module 06 : InstantApps and Tempaltes</text:p>
          </table:table-cell>
          <table:table-cell/>
        </table:table-row>
        <table:table-row table:style-name="ro1">
          <table:table-cell office:value-type="string" calcext:value-type="string">
            <text:p>Module 07 : Code Lifecycle</text:p>
          </table:table-cell>
          <table:table-cell/>
        </table:table-row>
        <table:table-row table:style-name="ro1">
          <table:table-cell office:value-type="string" calcext:value-type="string">
            <text:p>Module 08 : Demonstrating OpenShift 3.0 Capabilities</text:p>
          </table:table-cell>
          <table:table-cell/>
        </table:table-row>
      </table:table>
      <table:table table:name="Sheet2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2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Details </text:p>
          </table:table-cell>
          <table:table-cell table:style-name="ce3" office:value-type="string" calcext:value-type="string">
            <text:p>Hours</text:p>
            <text:p>Of Effort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Topic <text:tab/>: Welcome to Red Hat GPE Training 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Topic <text:tab/>: Course Goals <text:s text:c="2"/>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Topic <text:tab/>: Course Overview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Topic <text:tab/>: Class Environment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Lab<text:tab/>: Set Up Your Lab Environment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table:style-name="ce5" office:value-type="string" calcext:value-type="string">
            <text:p>Topic <text:tab/>: Overview and design concepts in OSE3.0 <text:s/>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Topic <text:s/>: Introduction to Docker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Topic : Introduction to Kubernetes Infrastructure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 <text:tab/>: Networking in OSE3.0 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 <text:tab/>: Resources overview <text:s text:c="3"/>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Move into Module04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office:value-type="string" calcext:value-type="string">
            <text:p><text:tab/>Topic<text:tab/><text:tab/>: Installation Overview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Topic<text:tab/><text:tab/>: Prepare your Host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Topic<text:tab/><text:tab/>: Installation Methods 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Topic<text:tab/><text:tab/>: Authentication 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Topic<text:tab/><text:tab/>: Web UI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Topic <text:tab/>: Scheduler - Regions and Zon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Topic <text:tab/>: High Availability Deployments. <text:s/>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Lab : Install OpenShift Using Ansible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Lab : Add Nod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Lab : Regions and Zon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office:value-type="string" calcext:value-type="string">
            <text:p><text:tab/>Lab : Deploy The "Router" and "Registry" Container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</table:table-row>
        <table:table-row table:style-name="ro1">
          <table:table-cell table:style-name="ce5" office:value-type="string" calcext:value-type="string">
            <text:p><text:tab/>Topic<text:tab/><text:tab/>: OpenShift Resource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<text:tab/><text:tab/>: Projects and Quota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 <text:tab/>: Scaling with Replication Controller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<text:tab/><text:tab/>: Services and Route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Lab <text:tab/><text:tab/>: Users, Projects and Quota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Written for Beta4 - Needs to be reviewed at 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Lab <text:tab/><text:tab/>: Services and Routes<text:tab/>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Written for Beta4 - Needs to be reviewed at 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Lab <text:tab/><text:tab/>: Deployment Configuration and Replication Controller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office:value-type="string" calcext:value-type="string">
            <text:p><text:tab/>Topic<text:tab/><text:tab/>: STI Overview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Topic<text:tab/><text:tab/>: Registry Service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Topic <text:s/>: ImageStream 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Topic <text:s/>: BuildConfig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Lab<text:tab/><text:tab/>: Deploy an STI Build 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Lab : Another STI Lab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Needs to be cre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table:style-name="ce5" office:value-type="string" calcext:value-type="string">
            <text:p><text:tab/>Topic<text:tab/><text:tab/>: Templates Overview 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<text:tab/><text:tab/>: Using Templates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<text:tab/><text:tab/>: Wiring Disparate Components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<text:tab/><text:tab/>: Using Templates from the Web Management Console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Lab<text:tab/><text:tab/>: Installing a Template 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Lab<text:tab/><text:tab/>: Wiring Templates together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office:value-type="string" calcext:value-type="string">
            <text:p>Topic: Pre and Post deployment Hooks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Topic<text:tab/><text:tab/>: Rollback and Activate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Lab<text:tab/><text:tab/>: Deployment Hooks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office:value-type="string" calcext:value-type="string">
            <text:p><text:tab/>Lab <text:tab/><text:tab/>: Rollback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/>
        </table:table-row>
        <table:table-row table:style-name="ro1">
          <table:table-cell table:style-name="ce5" office:value-type="string" calcext:value-type="string">
            <text:p>Topic <text:s/>: Demonstrate: Deploy Wordpress using Docker Image. (Builder) 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 <text:tab/>: Demonstrate: Deploy Tiered Application (STI)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tab/>Topic <text:tab/>: Demonstrate: Deploy EAP Application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Topic <text:s/>: Demonstrate: Deploy FeedHenry Application (Maybe) <text:s/>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char Borenstein</meta:initial-creator>
    <meta:creation-date>2015-06-16T13:20:55.333266076</meta:creation-date>
    <meta:generator>LibreOffice/4.3.6.2$Linux_X86_64 LibreOffice_project/430$Build-2</meta:generator>
    <dc:date>2015-06-16T13:41:21.590111811</dc:date>
    <dc:creator>Shachar Borenstein</dc:creator>
    <meta:editing-duration>PT5M26S</meta:editing-duration>
    <meta:editing-cycles>3</meta:editing-cycles>
    <meta:document-statistic meta:table-count="2" meta:cell-count="276" meta:object-count="0"/>
  </office:meta>
</office:document-meta>
</file>